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colum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1:</text:p>
      <text:p text:style-name="Standard">UNLESS</text:p>
      <text:p text:style-name="Standard">SKILL</text:p>
      <text:p text:style-name="Standard">BOMB</text:p>
      <text:p text:style-name="Standard">EXCEPT</text:p>
      <text:p text:style-name="Standard">LOCK</text:p>
      <text:p text:style-name="Standard">POCKET</text:p>
      <text:p text:style-name="Standard">SMASH</text:p>
      <text:p text:style-name="Standard">TRICK</text:p>
      <text:p text:style-name="Standard">CHECK</text:p>
      <text:p text:style-name="Standard">DEPTH</text:p>
      <text:p text:style-name="Standard">CRAFT</text:p>
      <text:p text:style-name="Standard">HALF</text:p>
      <text:p text:style-name="Standard">GRAND</text:p>
      <text:p text:style-name="Standard">CONTEST</text:p>
      <text:p text:style-name="Standard">LIFT</text:p>
      <text:p text:style-name="Standard">SWITCH</text:p>
      <text:p text:style-name="Standard">UNDERSTAND</text:p>
      <text:p text:style-name="Standard">PUZZLE</text:p>
      <text:p text:style-name="Standard">SKILFUL</text:p>
      <text:p text:style-name="P1">PUZZLING</text:p>
      <text:p text:style-name="P1">------------------------</text:p>
      <text:p text:style-name="P1">WHOLE</text:p>
      <text:p text:style-name="Standard">COMPLETE</text:p>
      <text:p text:style-name="Standard">LARVA</text:p>
      <text:p text:style-name="Standard">NECTAR</text:p>
      <text:p text:style-name="Standard">LONELY</text:p>
      <text:p text:style-name="Standard">EXTREME</text:p>
      <text:p text:style-name="Standard">PUPA</text:p>
      <text:p text:style-name="Standard">ADULT</text:p>
      <text:p text:style-name="Standard">SCALE</text:p>
      <text:p text:style-name="Standard">PROVIDE</text:p>
      <text:p text:style-name="Standard">COMPETE</text:p>
      <text:p text:style-name="Standard">QUOTE</text:p>
      <text:p text:style-name="Standard">STROKE</text:p>
      <text:p text:style-name="Standard">MIGRATE</text:p>
      <text:p text:style-name="Standard">WIDELY</text:p>
      <text:p text:style-name="Standard">STAGE</text:p>
      <text:p text:style-name="Standard">ESCAPE</text:p>
      <text:p text:style-name="Standard">PRIZE</text:p>
      <text:p text:style-name="Standard">PUPAE</text:p>
      <text:p text:style-name="Standard">MIGRATION</text:p>
      <text:p text:style-name="P4">Level 2:</text:p>
      <text:p text:style-name="P1">MAINTAIN</text:p>
      <text:p text:style-name="P1">BETWEEN</text:p>
      <text:p text:style-name="P1">PROPELLER</text:p>
      <text:p text:style-name="P1">CREEP</text:p>
      <text:p text:style-name="P1">EXPLAIN</text:p>
      <text:p text:style-name="P1">SEASON</text:p>
      <text:p text:style-name="P1">PROCEED</text:p>
      <text:p text:style-name="P1">CUSHION</text:p>
      <text:p text:style-name="P1">STRAY</text:p>
      <text:p text:style-name="P1">RELEASE</text:p>
      <text:p text:style-name="P1">FREIGHT</text:p>
      <text:p text:style-name="P1">SCURRY</text:p>
      <text:p text:style-name="P1">DISPLAY</text:p>
      <text:p text:style-name="P1">REALLY</text:p>
      <text:p text:style-name="P1">SLEIGH</text:p>
      <text:p text:style-name="P1">HURRY</text:p>
      <text:p text:style-name="P1">WEIGH</text:p>
      <text:p text:style-name="P1">BURY</text:p>
      <text:p text:style-name="P1">VELOCITY</text:p>
      <text:p text:style-name="P1">EIGHTH</text:p>
      <text:p text:style-name="P1">------------------------</text:p>
      <text:p text:style-name="P1">BELIEVE</text:p>
      <text:p text:style-name="P1">TOAST</text:p>
      <text:p text:style-name="P1">HEAVY</text:p>
      <text:p text:style-name="P1">BELOW</text:p>
      <text:p text:style-name="P1">PIECE</text:p>
      <text:p text:style-name="P1">BOWL</text:p>
      <text:p text:style-name="P1">COAST</text:p>
      <text:p text:style-name="P1">MARBLE</text:p>
      <text:p text:style-name="P1">UNLOAD</text:p>
      <text:p text:style-name="P1">OCEAN</text:p>
      <text:p text:style-name="P1">RELIEF</text:p>
      <text:p text:style-name="P1">GROWTH</text:p>
      <text:p text:style-name="P1">SLIGHT</text:p>
      <text:p text:style-name="P1">PHOTO</text:p>
      <text:p text:style-name="P1">BRIGHT</text:p>
      <text:p text:style-name="P1">OPENING</text:p>
      <text:p text:style-name="P1">FRIGHTEN</text:p>
      <text:p text:style-name="P1">PATIO</text:p>
      <text:p text:style-name="P1">SCULPTURE</text:p>
      <text:p text:style-name="P1">BRIEFLY</text:p>
      <text:p text:style-name="P4">Level 3:</text:p>
      <text:p text:style-name="P1">SUITABLE</text:p>
      <text:p text:style-name="P1">FOOLED</text:p>
      <text:p text:style-name="P1">EDIT</text:p>
      <text:p text:style-name="P1">CARTOON</text:p>
      <text:p text:style-name="P1">NUISANCE</text:p>
      <text:p text:style-name="P1">SHOOT</text:p>
      <text:p text:style-name="P1">CHOOSE</text:p>
      <text:p text:style-name="P1">CONVERT</text:p>
      <text:p text:style-name="P1">JUICY</text:p>
      <text:p text:style-name="P1">GROOVE</text:p>
      <text:p text:style-name="P1">CHUTE</text:p>
      <text:p text:style-name="P1">TYPE</text:p>
      <text:p text:style-name="P1">CONSUMER</text:p>
      <text:p text:style-name="P1">DIGITAL</text:p>
      <text:p text:style-name="P1">CONCLUDE</text:p>
      <text:p text:style-name="P1">THREW</text:p>
      <text:p text:style-name="P1">FLUTE</text:p>
      <text:p text:style-name="P1">KNEW</text:p>
      <text:p text:style-name="P1">STUDIO</text:p>
      <text:p text:style-name="P1">PURSUIT</text:p>
      <text:p text:style-name="P1">------------------------</text:p>
      <text:p text:style-name="P1">ORBIT</text:p>
      <text:p text:style-name="P1">DEPARTMENT</text:p>
      <text:p text:style-name="P1">SPARKLING</text:p>
      <text:p text:style-name="P1">TARGET</text:p>
      <text:p text:style-name="P1">SOURCE</text:p>
      <text:p text:style-name="P1">EXPLORE</text:p>
      <text:p text:style-name="P1">FORMULA</text:p>
      <text:p text:style-name="P1">GIANT</text:p>
      <text:p text:style-name="P1">HARDLY</text:p>
      <text:p text:style-name="P1">CHART</text:p>
      <text:p text:style-name="P1">IMPORTANT</text:p>
      <text:p text:style-name="P1">YOURSELF</text:p>
      <text:p text:style-name="P1">IGNORE</text:p>
      <text:p text:style-name="P1">TRANSFORM</text:p>
      <text:p text:style-name="P1">ABSORB</text:p>
      <text:p text:style-name="P1">FORWARD</text:p>
      <text:p text:style-name="P1">DWARF</text:p>
      <text:p text:style-name="P1">FOURTH</text:p>
      <text:p text:style-name="P1">METEOR</text:p>
      <text:p text:style-name="P1">MOURNFUL</text:p>
      <text:p text:style-name="P4">Level 4:</text:p>
      <text:p text:style-name="P1">FERTILE</text:p>
      <text:p text:style-name="P1">BIRTH</text:p>
      <text:p text:style-name="P1">URGENT</text:p>
      <text:p text:style-name="P1">CANALS</text:p>
      <text:p text:style-name="P1">BURNING</text:p>
      <text:p text:style-name="P1">DIRTY</text:p>
      <text:p text:style-name="P1">HEARD</text:p>
      <text:p text:style-name="P1">NECESSARY</text:p>
      <text:p text:style-name="P1">CONSERVE</text:p>
      <text:p text:style-name="P1">IRRIGATE</text:p>
      <text:p text:style-name="P1">ALERT</text:p>
      <text:p text:style-name="P1">EXPECT</text:p>
      <text:p text:style-name="P1">CERTAINLY</text:p>
      <text:p text:style-name="P1">PATTERNS</text:p>
      <text:p text:style-name="P1">SURPRISE</text:p>
      <text:p text:style-name="P1">BLURRED</text:p>
      <text:p text:style-name="P1">SWIRLS</text:p>
      <text:p text:style-name="P1">BURDEN</text:p>
      <text:p text:style-name="P1">OASES</text:p>
      <text:p text:style-name="P1">SCATTERED</text:p>
      <text:p text:style-name="P1">------------------------</text:p>
      <text:p text:style-name="P1">ANNOYED</text:p>
      <text:p text:style-name="P1">DROWNED</text:p>
      <text:p text:style-name="P1">MOIST</text:p>
      <text:p text:style-name="P1">JOIN</text:p>
      <text:p text:style-name="P1">TOWERING</text:p>
      <text:p text:style-name="P1">EMPLOYED</text:p>
      <text:p text:style-name="P1">AVOID</text:p>
      <text:p text:style-name="P1">POWERFUL</text:p>
      <text:p text:style-name="P1">POISON</text:p>
      <text:p text:style-name="P1">DOUBT</text:p>
      <text:p text:style-name="P1">CHOICE</text:p>
      <text:p text:style-name="P1">DIFFERENT</text:p>
      <text:p text:style-name="P1">WICKED</text:p>
      <text:p text:style-name="P1">CHANGED</text:p>
      <text:p text:style-name="P1">FOUL</text:p>
      <text:p text:style-name="P1">CROUCH</text:p>
      <text:p text:style-name="P1">STORIES</text:p>
      <text:p text:style-name="P1">ENJOYABLE</text:p>
      <text:p text:style-name="P1">DECOY</text:p>
      <text:p text:style-name="P1">SCOWL</text:p>
      <text:p text:style-name="P4">Level 5:</text:p>
      <text:p text:style-name="P1">SATISFACTION</text:p>
      <text:p text:style-name="P1">TEAMWORK</text:p>
      <text:p text:style-name="P1">INFIELD</text:p>
      <text:p text:style-name="P1">SUCCESS</text:p>
      <text:p text:style-name="P1">BASEBALL</text:p>
      <text:p text:style-name="P1">CHAMPIONS</text:p>
      <text:p text:style-name="P1">SOMEDAY</text:p>
      <text:p text:style-name="P1">SHORTSTOP</text:p>
      <text:p text:style-name="P1">ATTITUDE</text:p>
      <text:p text:style-name="P1">COACH</text:p>
      <text:p text:style-name="P1">SCOREBOARD</text:p>
      <text:p text:style-name="P1">LOUDSPEAKER</text:p>
      <text:p text:style-name="P1">HIGHLAND</text:p>
      <text:p text:style-name="P1">CLUBHOUSE</text:p>
      <text:p text:style-name="P1">CAREFREE</text:p>
      <text:p text:style-name="P1">CLIPBOARD</text:p>
      <text:p text:style-name="P1">UMPIRE</text:p>
      <text:p text:style-name="P1">KNEEPAD</text:p>
      <text:p text:style-name="P1">ROUGHHOUSE</text:p>
      <text:p text:style-name="P1">TOUCHDOWN</text:p>
      <text:p text:style-name="P1">------------------------</text:p>
      <text:p text:style-name="P1">COURSE</text:p>
      <text:p text:style-name="P1">WEIGHED</text:p>
      <text:p text:style-name="P1">BECAUSE</text:p>
      <text:p text:style-name="P1">FOSSIL</text:p>
      <text:p text:style-name="P1">CEREAL</text:p>
      <text:p text:style-name="P1">WADE</text:p>
      <text:p text:style-name="P1">VARY</text:p>
      <text:p text:style-name="P1">MISSED</text:p>
      <text:p text:style-name="P1">STRAIGHT</text:p>
      <text:p text:style-name="P1">PRINCIPLE</text:p>
      <text:p text:style-name="P1">WOULD</text:p>
      <text:p text:style-name="P1">COARSE</text:p>
      <text:p text:style-name="P1">SERIAL</text:p>
      <text:p text:style-name="P1">WOOD</text:p>
      <text:p text:style-name="P1">PRINCIPAL</text:p>
      <text:p text:style-name="P1">STRAIT</text:p>
      <text:p text:style-name="P1">MIST</text:p>
      <text:p text:style-name="P1">VERY</text:p>
      <text:p text:style-name="P1">OVERDUE</text:p>
      <text:p text:style-name="P1">WRUNG</text:p>
      <text:p text:style-name="P5">Level 6:</text:p>
      <text:p text:style-name="P1">ALPHABETS</text:p>
      <text:p text:style-name="P1">PEOPLE</text:p>
      <text:p text:style-name="P1">LETTERS</text:p>
      <text:p text:style-name="P1">PICTURES</text:p>
      <text:p text:style-name="P1">LIBRARIES</text:p>
      <text:p text:style-name="P1">CITIES</text:p>
      <text:p text:style-name="P1">SYSTEMS</text:p>
      <text:p text:style-name="P1">CODES</text:p>
      <text:p text:style-name="P1">BEACHES</text:p>
      <text:p text:style-name="P1">CHANGES</text:p>
      <text:p text:style-name="P1">BRANCHES</text:p>
      <text:p text:style-name="P1">SIGNS</text:p>
      <text:p text:style-name="P1">GLASSES</text:p>
      <text:p text:style-name="P1">THOUSANDS</text:p>
      <text:p text:style-name="P1">ADDRESSES</text:p>
      <text:p text:style-name="P1">SHELVES</text:p>
      <text:p text:style-name="P1">THEMSELVES</text:p>
      <text:p text:style-name="P1">CENTURIES</text:p>
      <text:p text:style-name="P1">LIBRARIAN</text:p>
      <text:p text:style-name="P1">GUESSES</text:p>
      <text:p text:style-name="P1">------------------------</text:p>
      <text:p text:style-name="P1">PENALTY</text:p>
      <text:p text:style-name="P1">LEAGUE</text:p>
      <text:p text:style-name="P1">FOOTBALL</text:p>
      <text:p text:style-name="P1">SOCCER</text:p>
      <text:p text:style-name="P1">INJURY</text:p>
      <text:p text:style-name="P1">PROFESSIONAL</text:p>
      <text:p text:style-name="P1">AMATEUR</text:p>
      <text:p text:style-name="P1">ATTENDANCE</text:p>
      <text:p text:style-name="P4">Level 7:</text:p>
      <text:p text:style-name="P1">DISTANCE</text:p>
      <text:p text:style-name="P1">INVENTION</text:p>
      <text:p text:style-name="P1">PATIENT</text:p>
      <text:p text:style-name="P1">DIALLING</text:p>
      <text:p text:style-name="P1">SPEECH</text:p>
      <text:p text:style-name="P1">OWNERSHIP</text:p>
      <text:p text:style-name="P1">CONVERSATION</text:p>
      <text:p text:style-name="P1">EXHIBITION</text:p>
      <text:p text:style-name="P1">TELEPHONE</text:p>
      <text:p text:style-name="P1">ACTION</text:p>
      <text:p text:style-name="P1">NATION</text:p>
      <text:p text:style-name="P1">EDUCATION</text:p>
      <text:p text:style-name="P1">OFFICIAL</text:p>
      <text:p text:style-name="P1">ANCIENT</text:p>
      <text:p text:style-name="P1">SHALL</text:p>
      <text:p text:style-name="P1">SOCIAL</text:p>
      <text:p text:style-name="P1">SHOUTED</text:p>
      <text:p text:style-name="P1">COMMERCIAL</text:p>
      <text:p text:style-name="P1">EFFICIENT</text:p>
      <text:p text:style-name="P1">ARTIFICIAL</text:p>
      <text:p text:style-name="P1">------------------------</text:p>
      <text:p text:style-name="P1">CAREFUL</text:p>
      <text:p text:style-name="P1">GENTLY</text:p>
      <text:p text:style-name="P1">BEAUTIFUL</text:p>
      <text:p text:style-name="P1">FORCEFUL</text:p>
      <text:p text:style-name="P1">BROADCAST</text:p>
      <text:p text:style-name="P1">MEDIA</text:p>
      <text:p text:style-name="P1">FRIENDLY</text:p>
      <text:p text:style-name="P1">LOVELY</text:p>
      <text:p text:style-name="P1">HARMLESS</text:p>
      <text:p text:style-name="P1">HOPELESS</text:p>
      <text:p text:style-name="P1">SOFTNESS</text:p>
      <text:p text:style-name="P1">AMUSEMENT</text:p>
      <text:p text:style-name="P1">UGLINESS</text:p>
      <text:p text:style-name="P1">ENDLESS</text:p>
      <text:p text:style-name="P1">AWARENESS</text:p>
      <text:p text:style-name="P1">ARGUMENT</text:p>
      <text:p text:style-name="P1">LUCKILY</text:p>
      <text:p text:style-name="P1">FUZZINESS</text:p>
      <text:p text:style-name="P1">VIDEOTAPE</text:p>
      <text:p text:style-name="P1">MOTIONLESS</text:p>
      <text:p text:style-name="P4">Level 8:</text:p>
      <text:p text:style-name="P3">ARRANGED</text:p>
      <text:p text:style-name="P3">PITIED</text:p>
      <text:p text:style-name="P3">STUDYING</text:p>
      <text:p text:style-name="P3">PUBLISHED</text:p>
      <text:p text:style-name="P3">COPIED</text:p>
      <text:p text:style-name="P3">DIVIDED</text:p>
      <text:p text:style-name="P3">CRIME</text:p>
      <text:p text:style-name="P3">SATISFYING</text:p>
      <text:p text:style-name="P3">ILLUSTRATED</text:p>
      <text:p text:style-name="P3">COMIC</text:p>
      <text:p text:style-name="P3">CHARACTERS</text:p>
      <text:p text:style-name="P3">CREATED</text:p>
      <text:p text:style-name="P3">CHUCKLED</text:p>
      <text:p text:style-name="P3">PRODUCED</text:p>
      <text:p text:style-name="P3">DENIED</text:p>
      <text:p text:style-name="P3">BORED</text:p>
      <text:p text:style-name="P3">WORRIED</text:p>
      <text:p text:style-name="P3">STRIP</text:p>
      <text:p text:style-name="P3">DIALOGUE</text:p>
      <text:p text:style-name="P3">HORRIFIED</text:p>
      <text:p text:style-name="P3">------------------------</text:p>
      <text:p text:style-name="P3">VISIBLE</text:p>
      <text:p text:style-name="P3">FILM</text:p>
      <text:p text:style-name="P3">SHUTTER</text:p>
      <text:p text:style-name="P3">SLAMMED</text:p>
      <text:p text:style-name="P3">DRAGGED</text:p>
      <text:p text:style-name="P3">PREFERRED</text:p>
      <text:p text:style-name="P3">IMAGE</text:p>
      <text:p text:style-name="P3">FITTED</text:p>
      <text:p text:style-name="P3">HIDDEN</text:p>
      <text:p text:style-name="P3">CAMERA</text:p>
      <text:p text:style-name="P3">PROCESS</text:p>
      <text:p text:style-name="P3">SENSITIVE</text:p>
      <text:p text:style-name="P3">TRIPPED</text:p>
      <text:p text:style-name="P3">BEGINNING</text:p>
      <text:p text:style-name="P3">WINNING</text:p>
      <text:p text:style-name="P3">GRABBED</text:p>
      <text:p text:style-name="P3">PERMITTING</text:p>
      <text:p text:style-name="P3">FORGETTING</text:p>
      <text:p text:style-name="P3">NEGATIVE</text:p>
      <text:p text:style-name="P3">EXPOSURE</text:p>
      <text:p text:style-name="P4">Level 9:</text:p>
      <text:p text:style-name="P3">ITEM</text:p>
      <text:p text:style-name="P3">METHOD</text:p>
      <text:p text:style-name="P3">CANADIAN</text:p>
      <text:p text:style-name="P3">ADMIT</text:p>
      <text:p text:style-name="P3">SPIRIT</text:p>
      <text:p text:style-name="P3">PRESENTLY</text:p>
      <text:p text:style-name="P3">MANUFACTURE</text:p>
      <text:p text:style-name="P3">DISGRACE</text:p>
      <text:p text:style-name="P3">BANQUET</text:p>
      <text:p text:style-name="P3">SUGARLESS</text:p>
      <text:p text:style-name="P3">COLLECTED</text:p>
      <text:p text:style-name="P3">DELICIOUS</text:p>
      <text:p text:style-name="P3">PANIC</text:p>
      <text:p text:style-name="P3">RECENT</text:p>
      <text:p text:style-name="P3">SYRUP</text:p>
      <text:p text:style-name="P3">DENTIST</text:p>
      <text:p text:style-name="P3">AMERICAN</text:p>
      <text:p text:style-name="P3">MEXICAN</text:p>
      <text:p text:style-name="P3">DENTAL</text:p>
      <text:p text:style-name="P3">DEFINITELY</text:p>
      <text:p text:style-name="P3">------------------------</text:p>
      <text:p text:style-name="P3">PIRATE</text:p>
      <text:p text:style-name="P3">OFFICE</text:p>
      <text:p text:style-name="P3">PURCHASE</text:p>
      <text:p text:style-name="P3">FUNDS</text:p>
      <text:p text:style-name="P3">HISTORY</text:p>
      <text:p text:style-name="P3">VITAL</text:p>
      <text:p text:style-name="P3">MULTIPLY</text:p>
      <text:p text:style-name="P3">VALUABLE</text:p>
      <text:p text:style-name="P3">CREDIT</text:p>
      <text:p text:style-name="P3">PERSONAL</text:p>
      <text:p text:style-name="P3">STANDARD</text:p>
      <text:p text:style-name="P3">COINS</text:p>
      <text:p text:style-name="P3">EXCHANGE</text:p>
      <text:p text:style-name="P3">MANAGER</text:p>
      <text:p text:style-name="P3">CURRENCY</text:p>
      <text:p text:style-name="P3">PRIVATE</text:p>
      <text:p text:style-name="P3">BALANCE</text:p>
      <text:p text:style-name="P3">CAPITAL</text:p>
      <text:p text:style-name="P3">FINANCE</text:p>
      <text:p text:style-name="P3">ESTIMATE</text:p>
      <text:p text:style-name="P4">Level 10:</text:p>
      <text:p text:style-name="P3">TOTAL</text:p>
      <text:p text:style-name="P3">DAZZLE</text:p>
      <text:p text:style-name="P3">DIAMOND</text:p>
      <text:p text:style-name="P3">MINERAL</text:p>
      <text:p text:style-name="P3">DOLLAR</text:p>
      <text:p text:style-name="P3">GLITTER</text:p>
      <text:p text:style-name="P3">AWFUL</text:p>
      <text:p text:style-name="P3">FARTHER</text:p>
      <text:p text:style-name="P3">NICKEL</text:p>
      <text:p text:style-name="P3">CRYSTAL</text:p>
      <text:p text:style-name="P3">ORIGINAL</text:p>
      <text:p text:style-name="P3">BRILLIANT</text:p>
      <text:p text:style-name="P3">TUNNEL</text:p>
      <text:p text:style-name="P3">BILLION</text:p>
      <text:p text:style-name="P3">STOLEN</text:p>
      <text:p text:style-name="P3">EMERALD</text:p>
      <text:p text:style-name="P3">DOUBLE</text:p>
      <text:p text:style-name="P3">POLISH</text:p>
      <text:p text:style-name="P3">CARAT</text:p>
      <text:p text:style-name="P3">INVINCIBLE</text:p>
      <text:p text:style-name="P3">------------------------</text:p>
      <text:p text:style-name="P3">IMAGINE</text:p>
      <text:p text:style-name="P3">DIRECTOR</text:p>
      <text:p text:style-name="P3">ACTOR</text:p>
      <text:p text:style-name="P3">THEATRE</text:p>
      <text:p text:style-name="P3">INSTANT</text:p>
      <text:p text:style-name="P3">PUTTY</text:p>
      <text:p text:style-name="P3">FIGURE</text:p>
      <text:p text:style-name="P3">FIERCER</text:p>
      <text:p text:style-name="P3">BOTTLES</text:p>
      <text:p text:style-name="P3">SUNKEN</text:p>
      <text:p text:style-name="P3">BEARD</text:p>
      <text:p text:style-name="P3">MUSTACHE</text:p>
      <text:p text:style-name="P3">WRINKLES</text:p>
      <text:p text:style-name="P3">SUGGEST</text:p>
      <text:p text:style-name="P3">CONTAINERS</text:p>
      <text:p text:style-name="P3">MOMENT</text:p>
      <text:p text:style-name="P3">DARKEN</text:p>
      <text:p text:style-name="P3">TITLE</text:p>
      <text:p text:style-name="P3">TECHNIQUE</text:p>
      <text:p text:style-name="P3">ILLUSION</text:p>
      <text:p text:style-name="P5">Level 11:</text:p>
      <text:p text:style-name="P3">VEGETABLE</text:p>
      <text:p text:style-name="P3">GARMENT</text:p>
      <text:p text:style-name="P3">PLEASANT</text:p>
      <text:p text:style-name="P3">PRESIDENT</text:p>
      <text:p text:style-name="P3">IGNORANT</text:p>
      <text:p text:style-name="P3">CAPABLE</text:p>
      <text:p text:style-name="P3">WORTHLESS</text:p>
      <text:p text:style-name="P3">FASHION</text:p>
      <text:p text:style-name="P3">FEATHERS</text:p>
      <text:p text:style-name="P3">WASHABLE</text:p>
      <text:p text:style-name="P3">RESPONSIBLE</text:p>
      <text:p text:style-name="P3">SERVANT</text:p>
      <text:p text:style-name="P3">COMFORTABLE</text:p>
      <text:p text:style-name="P3">FACTORY</text:p>
      <text:p text:style-name="P3">EXCELLENT</text:p>
      <text:p text:style-name="P3">WEALTHY</text:p>
      <text:p text:style-name="P3">IMPOSSIBLE</text:p>
      <text:p text:style-name="P3">SERGEANT</text:p>
      <text:p text:style-name="P3">ELEGANT</text:p>
      <text:p text:style-name="P3">LUXURIOUS</text:p>
      <text:p text:style-name="P3">------------------------</text:p>
      <text:p text:style-name="P3">TRAGIC</text:p>
      <text:p text:style-name="P3">NERVOUS</text:p>
      <text:p text:style-name="P3">TERRIFIC</text:p>
      <text:p text:style-name="P3">PLEASURE</text:p>
      <text:p text:style-name="P3">CREATURE</text:p>
      <text:p text:style-name="P3">FURIOUS</text:p>
      <text:p text:style-name="P3">HUMOROUS</text:p>
      <text:p text:style-name="P3">FAILURE</text:p>
      <text:p text:style-name="P3">PIANO</text:p>
      <text:p text:style-name="P3">LESSONS</text:p>
      <text:p text:style-name="P3">MYSTERIOUS</text:p>
      <text:p text:style-name="P3">SIGNATURE</text:p>
      <text:p text:style-name="P3">TORTURE</text:p>
      <text:p text:style-name="P3">DRAMATIC</text:p>
      <text:p text:style-name="P3">SERIOUS</text:p>
      <text:p text:style-name="P3">CULTURE</text:p>
      <text:p text:style-name="P3">DOMESTIC</text:p>
      <text:p text:style-name="P3">CURIOUS</text:p>
      <text:p text:style-name="P3">PIANIST</text:p>
      <text:p text:style-name="P3">LEISURE</text:p>
      <text:p text:style-name="P4">Level 12:</text:p>
      <text:p text:style-name="P3">SEPARATE</text:p>
      <text:p text:style-name="P3">POSITIVE</text:p>
      <text:p text:style-name="P3">PROTECTIVE</text:p>
      <text:p text:style-name="P3">BAREFOOT</text:p>
      <text:p text:style-name="P3">ADVANTAGE</text:p>
      <text:p text:style-name="P3">SANDAL</text:p>
      <text:p text:style-name="P3">MARRIAGE</text:p>
      <text:p text:style-name="P3">ATTRACTIVE</text:p>
      <text:p text:style-name="P3">ELABORATE</text:p>
      <text:p text:style-name="P3">AVERAGE</text:p>
      <text:p text:style-name="P3">FORTUNATE</text:p>
      <text:p text:style-name="P3">DELICATE</text:p>
      <text:p text:style-name="P3">DESPERATE</text:p>
      <text:p text:style-name="P3">EFFECTIVE</text:p>
      <text:p text:style-name="P3">MESSAGE</text:p>
      <text:p text:style-name="P3">IMPRESSIVE</text:p>
      <text:p text:style-name="P3">DETECTIVE</text:p>
      <text:p text:style-name="P3">STORAGE</text:p>
      <text:p text:style-name="P3">ORNATE</text:p>
      <text:p text:style-name="P3">LUGGAGE</text:p>
      <text:p text:style-name="P3">------------------------</text:p>
      <text:p text:style-name="P3">COMPETITION</text:p>
      <text:p text:style-name="P3">INDUSTRY</text:p>
      <text:p text:style-name="P3">COMBINATION</text:p>
      <text:p text:style-name="P3">AFFECTION</text:p>
      <text:p text:style-name="P3">INGREDIENTS</text:p>
      <text:p text:style-name="P3">CHOCOLATE</text:p>
      <text:p text:style-name="P3">COCOA</text:p>
      <text:p text:style-name="P3">CONNECTION</text:p>
      <text:p text:style-name="P3">PLANTATION</text:p>
      <text:p text:style-name="P3">EDIBLE</text:p>
      <text:p text:style-name="P3">ADDICTION</text:p>
      <text:p text:style-name="P3">ADMIRATION</text:p>
      <text:p text:style-name="P3">INSTRUCTION</text:p>
      <text:p text:style-name="P3">CONTRIBUTION</text:p>
      <text:p text:style-name="P3">CONDITION</text:p>
      <text:p text:style-name="P3">STARVATION</text:p>
      <text:p text:style-name="P3">PROCEDURE</text:p>
      <text:p text:style-name="P3">CONFECTION</text:p>
      <text:p text:style-name="P3">PRODUCTION</text:p>
      <text:p text:style-name="P3">REPETITION</text:p>
      <text:p text:style-name="P4">Level 13:</text:p>
      <text:p text:style-name="P3">SCIENTISTS</text:p>
      <text:p text:style-name="P3">MOLTEN</text:p>
      <text:p text:style-name="P3">INVASION</text:p>
      <text:p text:style-name="P3">EXPLOSION</text:p>
      <text:p text:style-name="P3">EROSION</text:p>
      <text:p text:style-name="P3">TENSION</text:p>
      <text:p text:style-name="P3">DIMENSION</text:p>
      <text:p text:style-name="P3">CRATER</text:p>
      <text:p text:style-name="P3">CONCLUSION</text:p>
      <text:p text:style-name="P3">COLLISION</text:p>
      <text:p text:style-name="P3">CONFUSION</text:p>
      <text:p text:style-name="P3">DESTROY</text:p>
      <text:p text:style-name="P3">EARTHQUAKE</text:p>
      <text:p text:style-name="P3">EMISSION</text:p>
      <text:p text:style-name="P3">ERUPT</text:p>
      <text:p text:style-name="P3">FRAGMENTS</text:p>
      <text:p text:style-name="P3">LAVA</text:p>
      <text:p text:style-name="P3">PROFESSION</text:p>
      <text:p text:style-name="P3">DIVISION</text:p>
      <text:p text:style-name="P3">IGNEOUS</text:p>
      <text:p text:style-name="P3">------------------------</text:p>
      <text:p text:style-name="P3">SUBSTITUTE</text:p>
      <text:p text:style-name="P3">EXPERIMENT</text:p>
      <text:p text:style-name="P3">INTERCHANGE</text:p>
      <text:p text:style-name="P3">INTERFERE</text:p>
      <text:p text:style-name="P3">EXPERIENCE</text:p>
      <text:p text:style-name="P3">INTERVIEW</text:p>
      <text:p text:style-name="P3">SUBMARINE</text:p>
      <text:p text:style-name="P3">EXCLAIM</text:p>
      <text:p text:style-name="P3">EXTRA</text:p>
      <text:p text:style-name="P3">TRANSLATE</text:p>
      <text:p text:style-name="P3">SUBTRACT</text:p>
      <text:p text:style-name="P3">EXPENSIVE</text:p>
      <text:p text:style-name="P3">EXPAND</text:p>
      <text:p text:style-name="P3">TRANSFER</text:p>
      <text:p text:style-name="P3">INTERRUPT</text:p>
      <text:p text:style-name="P3">TRANSPARENT</text:p>
      <text:p text:style-name="P3">PROTEIN</text:p>
      <text:p text:style-name="P3">SUBSTANDARD</text:p>
      <text:p text:style-name="P3">EXCEPTIONAL</text:p>
      <text:p text:style-name="P3">CHEESEBURGER</text:p>
      <text:p text:style-name="P4">Level 14:</text:p>
      <text:p text:style-name="P3">DISHONEST</text:p>
      <text:p text:style-name="P3">LOSE</text:p>
      <text:p text:style-name="P3">SOUNDS</text:p>
      <text:p text:style-name="P3">UNEXCITING</text:p>
      <text:p text:style-name="P3">DISAPPOINT</text:p>
      <text:p text:style-name="P3">UNPOPULAR</text:p>
      <text:p text:style-name="P3">WEIRD</text:p>
      <text:p text:style-name="P3">TRAVELLED</text:p>
      <text:p text:style-name="P3">TAUGHT</text:p>
      <text:p text:style-name="P3">DISAGREE</text:p>
      <text:p text:style-name="P3">LISTEN</text:p>
      <text:p text:style-name="P3">UNPAID</text:p>
      <text:p text:style-name="P3">DISCOURAGE</text:p>
      <text:p text:style-name="P3">MUSICIAN</text:p>
      <text:p text:style-name="P3">WHETHER</text:p>
      <text:p text:style-name="P3">UNKNOWN</text:p>
      <text:p text:style-name="P3">WHOSE</text:p>
      <text:p text:style-name="P3">BOARDS</text:p>
      <text:p text:style-name="P3">VIOLIN</text:p>
      <text:p text:style-name="P3">ORCHESTRA</text:p>
      <text:p text:style-name="P3">------------------------</text:p>
      <text:p text:style-name="P3">SENTENCE</text:p>
      <text:p text:style-name="P3">CONFERENCE</text:p>
      <text:p text:style-name="P3">PROGRESS</text:p>
      <text:p text:style-name="P3">PROFESSOR</text:p>
      <text:p text:style-name="P3">WORST</text:p>
      <text:p text:style-name="P3">REVIEW</text:p>
      <text:p text:style-name="P3">HAPPENS</text:p>
      <text:p text:style-name="P3">FANTASY</text:p>
      <text:p text:style-name="P3">COMPARE</text:p>
      <text:p text:style-name="P3">WONDERED</text:p>
      <text:p text:style-name="P3">ENGLISH</text:p>
      <text:p text:style-name="P3">CONTENT</text:p>
      <text:p text:style-name="P3">PREDICT</text:p>
      <text:p text:style-name="P3">POEM</text:p>
      <text:p text:style-name="P3">RHYME</text:p>
      <text:p text:style-name="P3">REWRITE</text:p>
      <text:p text:style-name="P3">PREPARE</text:p>
      <text:p text:style-name="P3">COMPOSITION</text:p>
      <text:p text:style-name="P3">RHYTHM</text:p>
      <text:p text:style-name="P3">PROFICIENT</text:p>
      <text:p text:style-name="P4">Level 15:</text:p>
      <text:p text:style-name="P3">TENNIS</text:p>
      <text:p text:style-name="P3">CALM</text:p>
      <text:p text:style-name="P3">NEIGHBOUR</text:p>
      <text:p text:style-name="P3">FRENCH</text:p>
      <text:p text:style-name="P3">SERIES</text:p>
      <text:p text:style-name="P3">KNOCK</text:p>
      <text:p text:style-name="P3">ZERO</text:p>
      <text:p text:style-name="P3">NINETY</text:p>
      <text:p text:style-name="P3">GARAGE</text:p>
      <text:p text:style-name="P3">TUESDAY</text:p>
      <text:p text:style-name="P3">APRIL</text:p>
      <text:p text:style-name="P3">EDMONTON</text:p>
      <text:p text:style-name="P3">KNEES</text:p>
      <text:p text:style-name="P3">DISGRACEFUL</text:p>
      <text:p text:style-name="P3">UNHAPPINESS</text:p>
      <text:p text:style-name="P3">INDEPENDENT</text:p>
      <text:p text:style-name="P3">RECREATION</text:p>
      <text:p text:style-name="P3">TOURNAMENT</text:p>
      <text:p text:style-name="P3">UNNATURAL</text:p>
      <text:p text:style-name="P3">COMPETITIVE</text:p>
      <text:p text:style-name="P3">------------------------</text:p>
      <text:p text:style-name="P2">Level 16:</text:p>
      <text:p text:style-name="P3">Levels 14 + 15</text:p>
      <text:p text:style-name="P3"/>
      <text:p text:style-name="P2">Level 17:</text:p>
      <text:p text:style-name="P3">Levels 13 – 15</text:p>
      <text:p text:style-name="P3"/>
      <text:p text:style-name="P2">Level 18:</text:p>
      <text:p text:style-name="P3">Levels 12 – 15</text:p>
      <text:p text:style-name="P3"/>
      <text:p text:style-name="P2">Level 19:</text:p>
      <text:p text:style-name="P3">Levels 11 – 15</text:p>
      <text:p text:style-name="P3"/>
      <text:p text:style-name="P2">Level 20:</text:p>
      <text:p text:style-name="P3">Levels 10 – 15</text:p>
      <text:p text:style-name="P3"/>
      <text:p text:style-name="P2">Level 21:</text:p>
      <text:p text:style-name="P3">Levels 9 – 15</text:p>
      <text:p text:style-name="P3"/>
      <text:p text:style-name="P2">Level 22:</text:p>
      <text:p text:style-name="P3"><text:soft-page-break/>Levels 8 – 15</text:p>
      <text:p text:style-name="P3"/>
      <text:p text:style-name="P2">Level 23:</text:p>
      <text:p text:style-name="P3">Levels 7 – 15</text:p>
      <text:p text:style-name="P3"/>
      <text:p text:style-name="P2">Level 24:</text:p>
      <text:p text:style-name="P3">Levels 6 – 15</text:p>
      <text:p text:style-name="P3"/>
      <text:p text:style-name="P2">Level 25:</text:p>
      <text:p text:style-name="P3">Levels 5 – 15</text:p>
      <text:p text:style-name="P3"/>
      <text:p text:style-name="P2">Level 26:</text:p>
      <text:p text:style-name="P3">Levels 4 – 15</text:p>
      <text:p text:style-name="P3"/>
      <text:p text:style-name="P2">Level 27:</text:p>
      <text:p text:style-name="P3">Levels 3 – 15</text:p>
      <text:p text:style-name="P3"/>
      <text:p text:style-name="P2">Level 28:</text:p>
      <text:p text:style-name="P3">Levels 2 – 15</text:p>
      <text:p text:style-name="P3"/>
      <text:p text:style-name="P2">Level 29:</text:p>
      <text:p text:style-name="P3">Levels 1 – 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All words taken from <text:span text:style-name="T1">The Canadian Spelling Program 2.1 6 Teachers Edition</text:span><text:span text:style-name="T2"> by Scott, R and Siamon, S. Published by The Gage Educational Publishing Comapany in 1997.</text:span></text:p>
        <text:p text:style-name="Header">All sounds are named <text:span text:style-name="T3">sounds/</text:span><text:span text:style-name="T1">levelNumber</text:span><text:span text:style-name="T4">/</text:span><text:span text:style-name="T1">word</text:span><text:span text:style-name="T4">.wav</text:span><text:span text:style-name="T5"> (word case is irrelevant) (ex. sounds/11/garment.wav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ark Lauman</meta:initial-creator>
    <meta:creation-date>2008-03-14T16:34:33</meta:creation-date>
    <dc:creator>Mark Lauman</dc:creator>
    <dc:date>2008-03-16T15:46:17</dc:date>
    <meta:editing-cycles>13</meta:editing-cycles>
    <meta:editing-duration>PT4H27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28" meta:word-count="710" meta:character-count="5176"/>
  </office:meta>
</office:document-meta>
</file>